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ath" svg:font-family="'Latin Modern Math'" style:font-pitch="variable"/>
    <style:font-face style:name="Latin Modern Roman" svg:font-family="'Latin Modern Rom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3e15" officeooo:paragraph-rsid="001a3e1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3e15" officeooo:paragraph-rsid="001a3e1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6a579d" officeooo:paragraph-rsid="006a579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a3e15" officeooo:paragraph-rsid="001a3e1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3e15" officeooo:paragraph-rsid="001a3e1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a3e15" officeooo:paragraph-rsid="001a3e1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1a3e1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0pt" officeooo:paragraph-rsid="001a3e1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1a3e15" officeooo:paragraph-rsid="001a3e15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0pt" officeooo:rsid="001dba18" officeooo:paragraph-rsid="001dba18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paragraph-rsid="001a3e15"/>
    </style:style>
    <style:style style:name="P13" style:family="paragraph" style:parent-style-name="Standard">
      <style:paragraph-properties fo:text-align="justify" style:justify-single-word="false"/>
      <style:text-properties style:font-name="monospace" fo:font-size="10pt" officeooo:rsid="001dba18" officeooo:paragraph-rsid="00274985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monospace" fo:font-size="10pt" officeooo:rsid="001dba18" officeooo:paragraph-rsid="0026e0b1"/>
    </style:style>
    <style:style style:name="P15" style:family="paragraph" style:parent-style-name="Standard">
      <style:paragraph-properties fo:text-align="justify" style:justify-single-word="false"/>
      <style:text-properties style:font-name="monospace" fo:font-size="10pt" officeooo:rsid="0027a50b" officeooo:paragraph-rsid="0027a50b"/>
    </style:style>
    <style:style style:name="P16" style:family="paragraph" style:parent-style-name="Standard">
      <style:paragraph-properties fo:text-align="justify" style:justify-single-word="false"/>
      <style:text-properties style:font-name="monospace" fo:font-size="10pt" officeooo:rsid="0027a50b" officeooo:paragraph-rsid="00331bb8"/>
    </style:style>
    <style:style style:name="P17" style:family="paragraph" style:parent-style-name="Standard">
      <style:paragraph-properties fo:text-align="justify" style:justify-single-word="false"/>
      <style:text-properties style:font-name="monospace" fo:font-size="10pt" officeooo:rsid="0027a50b" officeooo:paragraph-rsid="0039d30a"/>
    </style:style>
    <style:style style:name="P18" style:family="paragraph" style:parent-style-name="Standard">
      <style:paragraph-properties fo:text-align="justify" style:justify-single-word="false"/>
      <style:text-properties style:font-name="monospace" fo:font-size="10pt" officeooo:rsid="0027a50b" officeooo:paragraph-rsid="0060ae87"/>
    </style:style>
    <style:style style:name="P19" style:family="paragraph" style:parent-style-name="Standard">
      <style:paragraph-properties fo:text-align="justify" style:justify-single-word="false"/>
      <style:text-properties style:font-name="monospace" fo:font-size="10pt" officeooo:rsid="002bf77d" officeooo:paragraph-rsid="002bf77d"/>
    </style:style>
    <style:style style:name="P20" style:family="paragraph" style:parent-style-name="Standard">
      <style:paragraph-properties fo:text-align="justify" style:justify-single-word="false"/>
      <style:text-properties style:font-name="monospace" fo:font-size="10pt" officeooo:rsid="002bf77d" officeooo:paragraph-rsid="002c1d55"/>
    </style:style>
    <style:style style:name="P21" style:family="paragraph" style:parent-style-name="Standard">
      <style:paragraph-properties fo:text-align="justify" style:justify-single-word="false"/>
      <style:text-properties style:font-name="monospace" fo:font-size="10pt" officeooo:rsid="002bf77d" officeooo:paragraph-rsid="002c8783"/>
    </style:style>
    <style:style style:name="P22" style:family="paragraph" style:parent-style-name="Standard">
      <style:paragraph-properties fo:text-align="justify" style:justify-single-word="false"/>
      <style:text-properties style:font-name="monospace" fo:font-size="10pt" officeooo:rsid="003630dc" officeooo:paragraph-rsid="003630dc"/>
    </style:style>
    <style:style style:name="P23" style:family="paragraph" style:parent-style-name="Standard">
      <style:paragraph-properties fo:text-align="justify" style:justify-single-word="false"/>
      <style:text-properties style:font-name="monospace" fo:font-size="10pt" officeooo:rsid="003630dc" officeooo:paragraph-rsid="00388792"/>
    </style:style>
    <style:style style:name="P24" style:family="paragraph" style:parent-style-name="Standard">
      <style:paragraph-properties fo:text-align="justify" style:justify-single-word="false"/>
      <style:text-properties style:font-name="monospace" fo:font-size="10pt" officeooo:rsid="003630dc" officeooo:paragraph-rsid="0046c5df"/>
    </style:style>
    <style:style style:name="P25" style:family="paragraph" style:parent-style-name="Standard">
      <style:paragraph-properties fo:text-align="justify" style:justify-single-word="false"/>
      <style:text-properties style:font-name="monospace" fo:font-size="10pt" officeooo:rsid="003630dc" officeooo:paragraph-rsid="00580c45"/>
    </style:style>
    <style:style style:name="P26" style:family="paragraph" style:parent-style-name="Standard">
      <style:paragraph-properties fo:text-align="justify" style:justify-single-word="false"/>
      <style:text-properties style:font-name="monospace" fo:font-size="10pt" officeooo:rsid="00388792" officeooo:paragraph-rsid="0043f2cd"/>
    </style:style>
    <style:style style:name="P27" style:family="paragraph" style:parent-style-name="Standard">
      <style:paragraph-properties fo:text-align="justify" style:justify-single-word="false"/>
      <style:text-properties style:font-name="monospace" fo:font-size="10pt" officeooo:rsid="00388792" officeooo:paragraph-rsid="0070a1f5"/>
    </style:style>
    <style:style style:name="P28" style:family="paragraph" style:parent-style-name="Standard">
      <style:paragraph-properties fo:text-align="justify" style:justify-single-word="false"/>
      <style:text-properties style:font-name="monospace" fo:font-size="10pt" officeooo:rsid="004dccf5" officeooo:paragraph-rsid="0050df46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monospace" fo:font-size="10pt" officeooo:rsid="004dccf5" officeooo:paragraph-rsid="00549171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monospace" fo:font-size="10pt" fo:font-style="normal" officeooo:rsid="00625020" officeooo:paragraph-rsid="0063deea" style:font-size-asian="8.75pt" style:font-style-asian="normal" style:font-size-complex="10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monospace" fo:font-size="10pt" fo:font-style="normal" officeooo:rsid="00625020" officeooo:paragraph-rsid="00720c3e" style:font-size-asian="8.75pt" style:font-style-asian="normal" style:font-size-complex="10pt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monospace" fo:font-size="10pt" fo:font-style="normal" fo:font-weight="normal" officeooo:rsid="00388792" officeooo:paragraph-rsid="0046c5d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monospace" fo:font-size="10pt" fo:font-weight="normal" officeooo:rsid="001a3e15" officeooo:paragraph-rsid="001a3e1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monospace" fo:font-size="10pt" fo:font-weight="normal" officeooo:rsid="0020b532" officeooo:paragraph-rsid="0020b532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monospace" fo:font-size="10pt" fo:font-weight="normal" officeooo:rsid="00368816" officeooo:paragraph-rsid="003630dc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a3e15" officeooo:paragraph-rsid="001a3e1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20263" officeooo:paragraph-rsid="0027498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6e0b1" officeooo:paragraph-rsid="0026e0b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9c99f" officeooo:paragraph-rsid="0027a50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f77d" officeooo:paragraph-rsid="002bf77d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f77d" officeooo:paragraph-rsid="002c1d5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f77d" officeooo:paragraph-rsid="002c8783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630dc" officeooo:paragraph-rsid="00331bb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630dc" officeooo:paragraph-rsid="003630d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7a50b" officeooo:paragraph-rsid="0039d30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68816" officeooo:paragraph-rsid="003630dc" fo:background-color="#dddddd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39d30a" officeooo:paragraph-rsid="0039d30a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39d30a" officeooo:paragraph-rsid="0045af3b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50df46" officeooo:paragraph-rsid="004dccf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549171" officeooo:paragraph-rsid="00549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388792" officeooo:paragraph-rsid="004dccf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60ae87" officeooo:paragraph-rsid="0063dee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1a3e15" officeooo:paragraph-rsid="001a3e1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1dba18" officeooo:paragraph-rsid="001dba18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atin Modern Math" fo:font-size="12pt" fo:font-style="italic" fo:font-weight="normal" officeooo:rsid="0041bd5a" officeooo:paragraph-rsid="00549171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atin Modern Math" fo:font-size="12pt" fo:font-style="italic" fo:font-weight="normal" officeooo:rsid="0060ae87" officeooo:paragraph-rsid="0060ae87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8pt" fo:font-weight="bold" officeooo:rsid="001a3e15" officeooo:paragraph-rsid="001a3e15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6e0b1" officeooo:paragraph-rsid="0026e0b1" style:font-size-asian="14pt" style:font-weight-asian="normal" style:font-size-complex="14pt" style:font-weight-complex="normal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 officeooo:rsid="0020b532" style:font-weight-asian="normal" style:font-weight-complex="normal"/>
    </style:style>
    <style:style style:name="T3" style:family="text">
      <style:text-properties fo:font-size="12pt" style:font-size-asian="14pt" style:font-size-complex="14pt"/>
    </style:style>
    <style:style style:name="T4" style:family="text">
      <style:text-properties fo:font-size="12pt" officeooo:rsid="0032f42f" style:font-size-asian="14pt" style:font-size-complex="14pt"/>
    </style:style>
    <style:style style:name="T5" style:family="text">
      <style:text-properties style:font-name="monospace" fo:font-size="12pt" fo:font-weight="normal" style:font-weight-asian="normal" style:font-weight-complex="normal"/>
    </style:style>
    <style:style style:name="T6" style:family="text">
      <style:text-properties style:font-name="monospace"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7" style:family="text">
      <style:text-properties style:font-name="monospace" fo:font-weight="normal" style:font-weight-asian="normal" style:font-weight-complex="normal"/>
    </style:style>
    <style:style style:name="T8" style:family="text">
      <style:text-properties style:font-name="monospace" fo:font-weight="normal" fo:background-color="#dddddd" loext:char-shading-value="0" style:font-weight-asian="normal" style:font-weight-complex="normal"/>
    </style:style>
    <style:style style:name="T9" style:family="text">
      <style:text-properties style:font-name="Liberation Serif" fo:font-size="12pt" fo:font-weight="normal" style:font-weight-asian="normal" style:font-weight-complex="normal"/>
    </style:style>
    <style:style style:name="T10" style:family="text">
      <style:text-properties style:font-name="Liberation Serif" fo:font-size="12pt" fo:font-weight="normal" officeooo:rsid="0020b532" style:font-weight-asian="normal" style:font-weight-complex="normal"/>
    </style:style>
    <style:style style:name="T11" style:family="text">
      <style:text-properties style:font-name="Liberation Serif" fo:font-size="12pt" fo:font-weight="normal" officeooo:rsid="001a3e15" style:font-weight-asian="normal" style:font-weight-complex="normal"/>
    </style:style>
    <style:style style:name="T12" style:family="text">
      <style:text-properties style:font-name="Liberation Serif" fo:font-size="12pt" fo:font-weight="normal" officeooo:rsid="00220263" style:font-weight-asian="normal" style:font-weight-complex="normal"/>
    </style:style>
    <style:style style:name="T13" style:family="text">
      <style:text-properties style:font-name="Liberation Serif" fo:font-size="12pt" fo:font-weight="normal" officeooo:rsid="002101bd" style:font-weight-asian="normal" style:font-weight-complex="normal"/>
    </style:style>
    <style:style style:name="T14" style:family="text">
      <style:text-properties style:font-name="Liberation Serif" fo:font-size="12pt" fo:font-weight="normal" officeooo:rsid="0026e0b1" style:font-weight-asian="normal" style:font-weight-complex="normal"/>
    </style:style>
    <style:style style:name="T15" style:family="text">
      <style:text-properties style:font-name="Liberation Serif" fo:font-size="12pt" fo:font-weight="normal" officeooo:rsid="0079b49d" style:font-weight-asian="normal" style:font-weight-complex="normal"/>
    </style:style>
    <style:style style:name="T16" style:family="text">
      <style:text-properties style:font-name="Liberation Serif" fo:font-size="12pt" fo:font-weight="normal" officeooo:rsid="00813e42" style:font-weight-asian="normal" style:font-weight-complex="normal"/>
    </style:style>
    <style:style style:name="T17" style:family="text">
      <style:text-properties style:font-name="Liberation Serif" fo:font-size="12pt" fo:font-weight="normal" officeooo:rsid="0082721c" style:font-weight-asian="normal" style:font-weight-complex="normal"/>
    </style:style>
    <style:style style:name="T18" style:family="text">
      <style:text-properties style:font-name="Liberation Serif" fo:font-size="12pt" fo:font-weight="normal" officeooo:rsid="0082fd6f" style:font-weight-asian="normal" style:font-weight-complex="normal"/>
    </style:style>
    <style:style style:name="T19" style:family="text">
      <style:text-properties style:font-name="Liberation Serif" fo:font-size="12pt" fo:font-weight="normal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2pt" fo:font-weight="normal" officeooo:rsid="002101bd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2pt" fo:font-weight="normal" officeooo:rsid="0026e0b1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2pt" fo:font-weight="normal" officeooo:rsid="00368816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2pt" fo:font-weight="normal" officeooo:rsid="003630dc" fo:background-color="transparent" loext:char-shading-value="0" style:font-size-asian="14pt" style:font-weight-asian="normal" style:font-size-complex="14pt" style:font-weight-complex="normal"/>
    </style:style>
    <style:style style:name="T24" style:family="text">
      <style:text-properties style:font-name="Liberation Serif" fo:font-size="12pt" fo:font-weight="normal" officeooo:rsid="003b8b7f" fo:background-color="transparent" loext:char-shading-value="0" style:font-size-asian="14pt" style:font-weight-asian="normal" style:font-size-complex="14pt" style:font-weight-complex="normal"/>
    </style:style>
    <style:style style:name="T25" style:family="text">
      <style:text-properties style:font-name="Liberation Serif" fo:font-size="12pt" fo:font-weight="normal" officeooo:rsid="0040eb6f" fo:background-color="transparent" loext:char-shading-value="0" style:font-size-asian="14pt" style:font-weight-asian="normal" style:font-size-complex="14pt" style:font-weight-complex="normal"/>
    </style:style>
    <style:style style:name="T26" style:family="text">
      <style:text-properties style:font-name="Liberation Serif" fo:font-size="12pt" fo:font-weight="normal" officeooo:rsid="0043aa38" fo:background-color="transparent" loext:char-shading-value="0" style:font-size-asian="14pt" style:font-weight-asian="normal" style:font-size-complex="14pt" style:font-weight-complex="normal"/>
    </style:style>
    <style:style style:name="T27" style:family="text">
      <style:text-properties style:font-name="Liberation Serif" fo:font-size="12pt" fo:font-weight="normal" officeooo:rsid="0046c5df" fo:background-color="transparent" loext:char-shading-value="0" style:font-size-asian="14pt" style:font-weight-asian="normal" style:font-size-complex="14pt" style:font-weight-complex="normal"/>
    </style:style>
    <style:style style:name="T28" style:family="text">
      <style:text-properties style:font-name="Liberation Serif" fo:font-size="12pt" fo:font-weight="normal" officeooo:rsid="00388792" fo:background-color="transparent" loext:char-shading-value="0" style:font-size-asian="14pt" style:font-weight-asian="normal" style:font-size-complex="14pt" style:font-weight-complex="normal"/>
    </style:style>
    <style:style style:name="T29" style:family="text">
      <style:text-properties style:font-name="Liberation Serif" fo:font-size="12pt" fo:font-weight="normal" officeooo:rsid="005db216" fo:background-color="transparent" loext:char-shading-value="0" style:font-size-asian="14pt" style:font-weight-asian="normal" style:font-size-complex="14pt" style:font-weight-complex="normal"/>
    </style:style>
    <style:style style:name="T30" style:family="text">
      <style:text-properties style:font-name="Liberation Serif" fo:font-size="12pt" fo:font-weight="normal" officeooo:rsid="005ee0ff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style:font-name="Liberation Serif" fo:font-size="12pt" fo:font-weight="normal" officeooo:rsid="0060ae87" fo:background-color="transparent" loext:char-shading-value="0" style:font-size-asian="14pt" style:font-weight-asian="normal" style:font-size-complex="14pt" style:font-weight-complex="normal"/>
    </style:style>
    <style:style style:name="T32" style:family="text">
      <style:text-properties style:font-name="Liberation Serif" fo:font-size="12pt" fo:font-weight="normal" officeooo:rsid="0063deea" fo:background-color="transparent" loext:char-shading-value="0" style:font-size-asian="14pt" style:font-weight-asian="normal" style:font-size-complex="14pt" style:font-weight-complex="normal"/>
    </style:style>
    <style:style style:name="T33" style:family="text">
      <style:text-properties style:font-name="Liberation Serif" fo:font-size="12pt" fo:font-weight="normal" officeooo:rsid="00647fc3" fo:background-color="transparent" loext:char-shading-value="0" style:font-size-asian="14pt" style:font-weight-asian="normal" style:font-size-complex="14pt" style:font-weight-complex="normal"/>
    </style:style>
    <style:style style:name="T34" style:family="text">
      <style:text-properties style:font-name="Liberation Serif" fo:font-size="12pt" fo:font-weight="normal" officeooo:rsid="00717066" fo:background-color="transparent" loext:char-shading-value="0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2pt" fo:font-weight="normal" officeooo:rsid="00720c3e" fo:background-color="transparent" loext:char-shading-value="0" style:font-size-asian="14pt" style:font-weight-asian="normal" style:font-size-complex="14pt" style:font-weight-complex="normal"/>
    </style:style>
    <style:style style:name="T36" style:family="text">
      <style:text-properties style:font-name="Liberation Serif" fo:font-size="12pt" fo:font-weight="normal" officeooo:rsid="0073307f" fo:background-color="transparent" loext:char-shading-value="0" style:font-size-asian="14pt" style:font-weight-asian="normal" style:font-size-complex="14pt" style:font-weight-complex="normal"/>
    </style:style>
    <style:style style:name="T37" style:family="text">
      <style:text-properties style:font-name="Liberation Serif" fo:font-size="12pt" fo:font-weight="normal" officeooo:rsid="007462ec" fo:background-color="transparent" loext:char-shading-value="0" style:font-size-asian="14pt" style:font-weight-asian="normal" style:font-size-complex="14pt" style:font-weight-complex="normal"/>
    </style:style>
    <style:style style:name="T38" style:family="text">
      <style:text-properties style:font-name="Liberation Serif" fo:font-size="12pt" fo:font-weight="normal" officeooo:rsid="008c008d" fo:background-color="transparent" loext:char-shading-value="0" style:font-size-asian="14pt" style:font-weight-asian="normal" style:font-size-complex="14pt" style:font-weight-complex="normal"/>
    </style:style>
    <style:style style:name="T39" style:family="text">
      <style:text-properties style:font-name="Liberation Serif" fo:font-size="12pt" fo:font-weight="normal" style:font-size-asian="14pt" style:font-weight-asian="normal" style:font-size-complex="14pt" style:font-weight-complex="normal"/>
    </style:style>
    <style:style style:name="T40" style:family="text">
      <style:text-properties style:font-name="Liberation Serif" fo:font-size="12pt" fo:font-weight="normal" officeooo:rsid="0026e0b1" style:font-size-asian="14pt" style:font-weight-asian="normal" style:font-size-complex="14pt" style:font-weight-complex="normal"/>
    </style:style>
    <style:style style:name="T41" style:family="text">
      <style:text-properties style:font-name="Liberation Serif" fo:font-size="12pt" fo:font-weight="normal" officeooo:rsid="002276c0" style:font-size-asian="14pt" style:font-weight-asian="normal" style:font-size-complex="14pt" style:font-weight-complex="normal"/>
    </style:style>
    <style:style style:name="T42" style:family="text">
      <style:text-properties style:font-name="Liberation Serif" fo:font-size="12pt" fo:font-weight="normal" officeooo:rsid="00297b09" style:font-size-asian="14pt" style:font-weight-asian="normal" style:font-size-complex="14pt" style:font-weight-complex="normal"/>
    </style:style>
    <style:style style:name="T43" style:family="text">
      <style:text-properties style:font-name="Liberation Serif" fo:font-size="12pt" fo:font-weight="normal" officeooo:rsid="0029c99f" style:font-size-asian="14pt" style:font-weight-asian="normal" style:font-size-complex="14pt" style:font-weight-complex="normal"/>
    </style:style>
    <style:style style:name="T44" style:family="text">
      <style:text-properties style:font-name="Liberation Serif" fo:font-size="12pt" fo:font-weight="normal" officeooo:rsid="002c1d55" style:font-size-asian="14pt" style:font-weight-asian="normal" style:font-size-complex="14pt" style:font-weight-complex="normal"/>
    </style:style>
    <style:style style:name="T45" style:family="text">
      <style:text-properties style:font-name="Liberation Serif" fo:font-size="12pt" fo:font-weight="normal" officeooo:rsid="002e1610" style:font-size-asian="14pt" style:font-weight-asian="normal" style:font-size-complex="14pt" style:font-weight-complex="normal"/>
    </style:style>
    <style:style style:name="T46" style:family="text">
      <style:text-properties style:font-name="Liberation Serif" fo:font-size="12pt" fo:font-weight="normal" officeooo:rsid="00347e92" style:font-size-asian="14pt" style:font-weight-asian="normal" style:font-size-complex="14pt" style:font-weight-complex="normal"/>
    </style:style>
    <style:style style:name="T47" style:family="text">
      <style:text-properties style:font-name="Liberation Serif" fo:font-size="12pt" fo:font-weight="normal" officeooo:rsid="003630dc" style:font-size-asian="14pt" style:font-weight-asian="normal" style:font-size-complex="14pt" style:font-weight-complex="normal"/>
    </style:style>
    <style:style style:name="T48" style:family="text">
      <style:text-properties style:font-name="Liberation Serif" fo:font-size="12pt" fo:font-weight="normal" officeooo:rsid="00368816" style:font-size-asian="14pt" style:font-weight-asian="normal" style:font-size-complex="14pt" style:font-weight-complex="normal"/>
    </style:style>
    <style:style style:name="T49" style:family="text">
      <style:text-properties style:font-name="Liberation Serif" fo:font-size="12pt" fo:font-weight="normal" officeooo:rsid="007a8e94" style:font-size-asian="14pt" style:font-weight-asian="normal" style:font-size-complex="14pt" style:font-weight-complex="normal"/>
    </style:style>
    <style:style style:name="T50" style:family="text">
      <style:text-properties style:font-name="Liberation Serif" fo:font-size="12pt" fo:font-weight="bold" style:font-weight-asian="bold" style:font-weight-complex="bold"/>
    </style:style>
    <style:style style:name="T51" style:family="text">
      <style:text-properties style:font-name="Liberation Serif" fo:font-size="12pt" fo:font-weight="bold" officeooo:rsid="0021919b" style:font-weight-asian="bold" style:font-weight-complex="bold"/>
    </style:style>
    <style:style style:name="T52" style:family="text">
      <style:text-properties style:font-name="Liberation Serif" fo:font-size="12pt" fo:font-weight="bold" officeooo:rsid="001a3e15" style:font-weight-asian="bold" style:font-weight-complex="bold"/>
    </style:style>
    <style:style style:name="T53" style:family="text">
      <style:text-properties style:font-name="Liberation Serif" fo:font-size="12pt" fo:font-weight="bold" officeooo:rsid="002101bd" style:font-weight-asian="bold" style:font-weight-complex="bold"/>
    </style:style>
    <style:style style:name="T54" style:family="text">
      <style:text-properties style:font-name="Liberation Serif" fo:font-size="12pt" fo:font-weight="bold" style:font-size-asian="14pt" style:font-weight-asian="bold" style:font-size-complex="14pt" style:font-weight-complex="bold"/>
    </style:style>
    <style:style style:name="T55" style:family="text">
      <style:text-properties style:font-name="Liberation Serif" fo:font-size="12pt" fo:font-weight="bold" officeooo:rsid="0026e0b1" style:font-size-asian="14pt" style:font-weight-asian="bold" style:font-size-complex="14pt" style:font-weight-complex="bold"/>
    </style:style>
    <style:style style:name="T56" style:family="text">
      <style:text-properties style:font-name="Liberation Serif" fo:font-size="12pt" fo:font-weight="bold" officeooo:rsid="00331bb8" style:font-size-asian="14pt" style:font-weight-asian="bold" style:font-size-complex="14pt" style:font-weight-complex="bold"/>
    </style:style>
    <style:style style:name="T57" style:family="text">
      <style:text-properties style:font-name="Liberation Serif" fo:font-size="12pt" fo:font-weight="bold" officeooo:rsid="00388792" style:font-size-asian="14pt" style:font-weight-asian="bold" style:font-size-complex="14pt" style:font-weight-complex="bold"/>
    </style:style>
    <style:style style:name="T58" style:family="text">
      <style:text-properties style:font-name="Liberation Serif" fo:font-size="12pt" fo:font-weight="bold" officeooo:rsid="0039d30a" style:font-size-asian="14pt" style:font-weight-asian="bold" style:font-size-complex="14pt" style:font-weight-complex="bold"/>
    </style:style>
    <style:style style:name="T59" style:family="text">
      <style:text-properties style:font-name="Liberation Serif" fo:font-size="12pt" fo:font-style="normal" fo:font-weight="normal" officeooo:rsid="00446d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Liberation Serif" fo:font-size="12pt" fo:font-style="normal" fo:font-weight="normal" officeooo:rsid="003688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Liberation Serif" fo:font-size="12pt" fo:font-style="normal" fo:font-weight="normal" officeooo:rsid="0038879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Liberation Serif" fo:font-size="12pt" fo:font-style="normal" fo:font-weight="normal" officeooo:rsid="0046c5d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font-name="Liberation Serif" fo:font-size="12pt" fo:font-style="normal" fo:font-weight="normal" officeooo:rsid="0049b35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font-name="Liberation Serif" fo:font-size="12pt" fo:font-style="normal" fo:font-weight="normal" officeooo:rsid="004b00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font-name="Liberation Serif" fo:font-size="12pt" fo:font-style="normal" fo:font-weight="normal" officeooo:rsid="0050df4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font-name="Liberation Serif" fo:font-size="12pt" fo:font-style="normal" fo:font-weight="normal" officeooo:rsid="00549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style:font-name="Liberation Serif" fo:font-size="12pt" fo:font-style="normal" fo:font-weight="normal" officeooo:rsid="005a462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Liberation Serif" fo:font-size="12pt" fo:font-style="normal" fo:font-weight="normal" officeooo:rsid="005b067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Liberation Serif" fo:font-size="12pt" fo:font-style="normal" fo:font-weight="normal" officeooo:rsid="005dc88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style:font-name="Liberation Serif" fo:font-size="12pt" fo:font-style="normal" fo:font-weight="normal" officeooo:rsid="008af1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font-name="Liberation Serif" fo:font-size="12pt" fo:font-style="normal" fo:font-weight="normal" officeooo:rsid="008beaa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1a3e15" style:font-weight-asian="normal" style:font-weight-complex="normal"/>
    </style:style>
    <style:style style:name="T74" style:family="text">
      <style:text-properties fo:font-weight="normal" officeooo:rsid="0020b532" style:font-weight-asian="normal" style:font-weight-complex="normal"/>
    </style:style>
    <style:style style:name="T75" style:family="text">
      <style:text-properties fo:font-weight="normal" officeooo:rsid="002101bd" style:font-weight-asian="normal" style:font-weight-complex="normal"/>
    </style:style>
    <style:style style:name="T76" style:family="text">
      <style:text-properties fo:font-weight="normal" officeooo:rsid="00220263" style:font-weight-asian="normal" style:font-weight-complex="normal"/>
    </style:style>
    <style:style style:name="T77" style:family="text">
      <style:text-properties fo:font-weight="normal" fo:background-color="#dddddd" loext:char-shading-value="0" style:font-weight-asian="normal" style:font-weight-complex="normal"/>
    </style:style>
    <style:style style:name="T78" style:family="text">
      <style:text-properties fo:font-weight="normal" officeooo:rsid="0020b532" fo:background-color="#dddddd" loext:char-shading-value="0" style:font-weight-asian="normal" style:font-weight-complex="normal"/>
    </style:style>
    <style:style style:name="T79" style:family="text">
      <style:text-properties fo:font-weight="normal" officeooo:rsid="002101bd" fo:background-color="#dddddd" loext:char-shading-value="0" style:font-weight-asian="normal" style:font-weight-complex="normal"/>
    </style:style>
    <style:style style:name="T80" style:family="text">
      <style:text-properties fo:font-weight="normal" officeooo:rsid="0026e0b1" fo:background-color="#dddddd" loext:char-shading-value="0" style:font-weight-asian="normal" style:font-weight-complex="normal"/>
    </style:style>
    <style:style style:name="T81" style:family="text">
      <style:text-properties fo:font-weight="normal" officeooo:rsid="0060ae87" fo:background-color="#dddddd" loext:char-shading-value="0" style:font-weight-asian="normal" style:font-weight-complex="normal"/>
    </style:style>
    <style:style style:name="T82" style:family="text">
      <style:text-properties fo:font-weight="normal" fo:background-color="#dddddd" loext:char-shading-value="0" style:font-size-asian="14pt" style:font-weight-asian="normal" style:font-size-complex="14pt" style:font-weight-complex="normal"/>
    </style:style>
    <style:style style:name="T83" style:family="text">
      <style:text-properties fo:font-weight="normal" officeooo:rsid="002c5104" fo:background-color="#dddddd" loext:char-shading-value="0" style:font-size-asian="14pt" style:font-weight-asian="normal" style:font-size-complex="14pt" style:font-weight-complex="normal"/>
    </style:style>
    <style:style style:name="T84" style:family="text">
      <style:text-properties fo:font-weight="normal" officeooo:rsid="00368816" fo:background-color="#dddddd" loext:char-shading-value="0" style:font-size-asian="14pt" style:font-weight-asian="normal" style:font-size-complex="14pt" style:font-weight-complex="normal"/>
    </style:style>
    <style:style style:name="T85" style:family="text">
      <style:text-properties fo:font-weight="normal" officeooo:rsid="0045af3b" fo:background-color="#dddddd" loext:char-shading-value="0" style:font-size-asian="14pt" style:font-weight-asian="normal" style:font-size-complex="14pt" style:font-weight-complex="normal"/>
    </style:style>
    <style:style style:name="T86" style:family="text">
      <style:text-properties fo:font-weight="normal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20b532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2101bd" fo:background-color="transparent" loext:char-shading-value="0" style:font-weight-asian="normal" style:font-weight-complex="normal"/>
    </style:style>
    <style:style style:name="T89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weight="normal" officeooo:rsid="00368816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weight="normal" officeooo:rsid="0036ced5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weight="normal" style:font-size-asian="14pt" style:font-weight-asian="normal" style:font-size-complex="14pt" style:font-weight-complex="normal"/>
    </style:style>
    <style:style style:name="T93" style:family="text">
      <style:text-properties fo:font-weight="normal" officeooo:rsid="002c1d55" style:font-size-asian="14pt" style:font-weight-asian="normal" style:font-size-complex="14pt" style:font-weight-complex="normal"/>
    </style:style>
    <style:style style:name="T94" style:family="text">
      <style:text-properties fo:font-weight="normal" officeooo:rsid="002c8783" style:font-size-asian="14pt" style:font-weight-asian="normal" style:font-size-complex="14pt" style:font-weight-complex="normal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1a3e15" style:font-weight-asian="bold" style:font-weight-complex="bold"/>
    </style:style>
    <style:style style:name="T97" style:family="text">
      <style:text-properties fo:font-weight="bold" officeooo:rsid="0021919b" style:font-weight-asian="bold" style:font-weight-complex="bold"/>
    </style:style>
    <style:style style:name="T98" style:family="text">
      <style:text-properties fo:font-weight="bold" officeooo:rsid="001dba18" style:font-weight-asian="bold" style:font-weight-complex="bold"/>
    </style:style>
    <style:style style:name="T99" style:family="text">
      <style:text-properties fo:font-weight="bold" style:font-size-asian="14pt" style:font-weight-asian="bold" style:font-size-complex="14pt" style:font-weight-complex="bold"/>
    </style:style>
    <style:style style:name="T100" style:family="text">
      <style:text-properties style:font-name="Latin Modern Math" fo:font-size="12pt" fo:font-style="italic" fo:font-weight="normal" officeooo:rsid="0040eb6f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font-name="Latin Modern Math" fo:font-size="12pt" fo:font-style="italic" fo:font-weight="normal" officeooo:rsid="0041bd5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font-name="Latin Modern Math" fo:font-size="12pt" fo:font-style="italic" fo:font-weight="normal" officeooo:rsid="0060ae8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font-name="Latin Modern Math" fo:font-size="12pt" fo:font-style="italic" fo:font-weight="normal" officeooo:rsid="00717066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fo:font-style="normal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style="normal" fo:font-weight="normal" officeooo:rsid="0038879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style="normal" fo:font-weight="normal" officeooo:rsid="00368816" fo:background-color="#dddddd" loext:char-shading-value="0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style="normal" fo:font-weight="normal" officeooo:rsid="0045af3b" fo:background-color="#dddddd" loext:char-shading-value="0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background-color="#dddddd" loext:char-shading-value="0"/>
    </style:style>
    <style:style style:name="T109" style:family="text">
      <style:text-properties style:font-size-asian="14pt" style:font-size-complex="14pt"/>
    </style:style>
    <style:style style:name="T110" style:family="text">
      <style:text-properties style:text-position="sub 58%" style:font-name="Latin Modern Math" fo:font-size="14pt" fo:font-style="italic" fo:font-weight="normal" officeooo:rsid="0041bd5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position="sub 58%" style:font-name="Latin Modern Roman" fo:font-size="14pt" fo:font-style="italic" fo:font-weight="normal" officeooo:rsid="0041bd5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position="sub 58%" style:font-name="Liberation Serif" fo:font-size="12pt" fo:font-style="italic" fo:font-weight="normal" officeooo:rsid="0063dee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font-name="Latin Modern Roman" fo:font-size="12pt" fo:font-style="italic" fo:font-weight="normal" officeooo:rsid="0041bd5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font-name="Latin Modern Roman" fo:font-size="12pt" fo:font-style="italic" fo:font-weight="normal" officeooo:rsid="00717066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style:font-name="Latin Modern Roman" fo:font-size="12pt" fo:font-weight="normal" officeooo:rsid="0041bd5a" fo:background-color="transparent" loext:char-shading-value="0" style:font-size-asian="14pt" style:font-weight-asian="normal" style:font-size-complex="14pt" style:font-weight-complex="normal"/>
    </style:style>
    <style:style style:name="T116" style:family="text">
      <style:text-properties style:font-name="Latin Modern Roman" fo:font-size="12pt" fo:font-weight="normal" officeooo:rsid="0060ae87" fo:background-color="transparent" loext:char-shading-value="0" style:font-size-asian="14pt" style:font-weight-asian="normal" style:font-size-complex="14pt" style:font-weight-complex="normal"/>
    </style:style>
    <style:style style:name="T117" style:family="text">
      <style:text-properties style:font-name="Latin Modern Roman" fo:font-size="12pt" fo:font-style="normal" fo:font-weight="normal" officeooo:rsid="0041bd5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style:font-name="Latin Modern Roman" fo:font-size="12pt" fo:font-style="normal" fo:font-weight="normal" officeooo:rsid="0060ae8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text-underline-style="none" fo:font-weight="normal" fo:background-color="#dddddd" loext:char-shading-value="0" style:font-weight-asian="normal" style:font-weight-complex="normal"/>
    </style:style>
    <style:style style:name="T120" style:family="text">
      <style:text-properties style:text-underline-style="none" fo:font-weight="normal" officeooo:rsid="0060ae87" fo:background-color="#dddddd" loext:char-shading-value="0" style:font-weight-asian="normal" style:font-weight-complex="normal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officeooo:rsid="00770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Codes for <text:span text:style-name="T121">Projected Topological Branes</text:span></text:p>
      <text:p text:style-name="P3"/>
      <text:p text:style-name="P4">Archisman Panigrahi</text:p>
      <text:p text:style-name="P3"/>
      <text:p text:style-name="P6"><text:span text:style-name="T99">Preprint Link</text:span><text:span text:style-name="T109">: </text:span><text:a xlink:type="simple" xlink:href="https://arxiv.org/abs/2112.06911" text:style-name="Internet_20_link" text:visited-style-name="Visited_20_Internet_20_Link"><text:span text:style-name="T109">https://arxiv.org/abs/2112.06911</text:span></text:a></text:p>
      <text:p text:style-name="P8"><text:span text:style-name="T96">Journal</text:span><text:span text:style-name="T73">: </text:span>Submitted for peer review in Communications Physics.</text:p>
      <text:p text:style-name="P8"/>
      <text:p text:style-name="P12"><text:span text:style-name="Strong_20_Emphasis"><text:span text:style-name="T3">Note</text:span></text:span><text:span text:style-name="T3">: These Mathematica </text:span><text:span text:style-name="T4">n</text:span><text:span text:style-name="T3">otebooks use relative file paths, which usually work in GNU/Linux operating systems. If you are using a different operating system (especially Windows), you may have to edit the notebooks to use absolute file paths to import and export the .dat files.</text:span></text:p>
      <text:p text:style-name="P9"/>
      <text:p text:style-name="P9"/>
      <text:p text:style-name="P9"/>
      <text:p text:style-name="P2">Table of Contents</text:p>
      <text:p text:style-name="P2"/>
      <text:p text:style-name="P5"/>
      <text:p text:style-name="P7"><text:span text:style-name="T95">1.</text:span> <text:span text:style-name="T97">P</text:span><text:span text:style-name="T98">rojected </text:span><text:span text:style-name="T95">Quantum Anomalous Hall Insulator (QAHI)</text:span> – We have implemented the <text:span text:style-name="T122">spinless </text:span>Bernevig-Hughes-Zhang (BHZ) model of QAHI on a square lattice, and its projected branes</text:p>
      <text:p text:style-name="P7"/>
      <text:p text:style-name="P10"><text:span text:style-name="T6">QAHI/SquareLattice_PTB_QAHI.nb</text:span><text:span text:style-name="T5"> –</text:span><text:span text:style-name="T9"> Implements and diagonalizes the Hamiltonian of this system on a square lattice and its projected branes. Then it exports the energy eigenvalues and the </text:span><text:span text:style-name="T10">probability density of the </text:span><text:span text:style-name="T9">eigenvectors closest to zero energy to .dat files in the directory </text:span><text:span text:style-name="T7">QAHI/data</text:span><text:span text:style-name="T5">.</text:span></text:p>
      <text:p text:style-name="P33"/>
      <text:p text:style-name="P10"><text:span text:style-name="T8">QAHI/EnergySpectra_QAHI.nb</text:span><text:span text:style-name="T5"> –</text:span><text:span text:style-name="T9"> Imports the dat files from </text:span><text:span text:style-name="T7">QAHI/data</text:span><text:span text:style-name="T5"> </text:span><text:span text:style-name="T9">and generates plots, which have been used in Fig. 2 of the main manuscript.</text:span></text:p>
      <text:p text:style-name="P36"/>
      <text:p text:style-name="P36"/>
      <text:p text:style-name="P53"/>
      <text:p text:style-name="P11"><text:span text:style-name="T50">2.</text:span><text:span text:style-name="T9"> </text:span><text:span text:style-name="T51">Projected</text:span><text:span text:style-name="T50"> </text:span><text:span text:style-name="T52">Quantum Anomalous Hall Insulator (QAHI) </text:span><text:span text:style-name="T53">with line dislocation</text:span><text:span text:style-name="T11"> – We have </text:span><text:span text:style-name="T9">implemented the </text:span><text:span text:style-name="T15">spinless </text:span><text:span text:style-name="T9">Bernevig-Hughes-Zhang (BHZ) model </text:span><text:span text:style-name="T11">of QAHI on </text:span><text:span text:style-name="T9">a square lattice with a</text:span><text:span text:style-name="T16">n edge</text:span><text:span text:style-name="T9"> dislocation. The projected branes contain the dislocation center as well.</text:span></text:p>
      <text:p text:style-name="P54"/>
      <text:p text:style-name="P13"><text:span text:style-name="T77">Dislocation_QAHI/SingleDislocation_PTB_QAHI.nb</text:span><text:span text:style-name="T1"> </text:span><text:span text:style-name="T13">–</text:span><text:span text:style-name="T1"> </text:span><text:span text:style-name="T11">Implements and diagonalizes the Hamiltonian of this system on a square lattice </text:span><text:span text:style-name="T9">with </text:span><text:span text:style-name="T10">a</text:span><text:span text:style-name="T17">n</text:span><text:span text:style-name="T10"> </text:span><text:span text:style-name="T17">edge</text:span><text:span text:style-name="T10"> </text:span><text:span text:style-name="T9">dislocation, </text:span><text:span text:style-name="T10">and generates the eigenvalues and the probability density of the eigenvectors closest to zero energy. </text:span><text:span text:style-name="T18">Then it exports them to the directory</text:span><text:span text:style-name="T10"> </text:span><text:span text:style-name="T72">Dislocation_QAHI/</text:span><text:span text:style-name="T74">data</text:span><text:span text:style-name="T2">.</text:span></text:p>
      <text:p text:style-name="P34"/>
      <text:p text:style-name="P13"><text:span text:style-name="T78">Dislocation_QAHI/</text:span><text:span text:style-name="T79">data/dislocationMelting/DislocationLDoSPlots.nb</text:span><text:span text:style-name="T75"> </text:span><text:span text:style-name="T13">–</text:span><text:span text:style-name="T75"> </text:span><text:span text:style-name="T12">Imports the .dat files from</text:span><text:span text:style-name="T76"> </text:span><text:span text:style-name="T74">Dislocation_QAHI/</text:span><text:span text:style-name="T75">data/dislocationMelting/</text:span><text:span text:style-name="T13"> </text:span><text:span text:style-name="T12">and plots the probability densities of the corresponding eigenvectors on a line.</text:span></text:p>
      <text:p text:style-name="P37"/>
      <text:p text:style-name="P14"><text:span text:style-name="T78">Dislocation_QAHI/</text:span><text:span text:style-name="T79">data/Energy_Eigenvalues/EnergySpectra_QAHI_dislocation.</text:span><text:span text:style-name="T80">nb</text:span><text:span text:style-name="T13"> – </text:span><text:span text:style-name="T14">Imports the energy eigenvalues from </text:span><text:span text:style-name="T87">Dislocation_QAHI/</text:span><text:span text:style-name="T88">data/Energy_Eigenvalues</text:span><text:span text:style-name="T20"> </text:span><text:span text:style-name="T21">and </text:span><text:span text:style-name="T40">pl</text:span><text:span text:style-name="T41">ots </text:span><text:span text:style-name="T40">them.</text:span></text:p>
      <text:p text:style-name="P38"/>
      <text:p text:style-name="P38"/>
      <text:p text:style-name="P15"><text:soft-page-break/><text:span text:style-name="T55">3. </text:span><text:span text:style-name="T54">Local Chern Number</text:span><text:span text:style-name="T39"> – We calculate the local Chern number of the </text:span><text:span text:style-name="T49">spinless</text:span><text:span text:style-name="T39"> BHZ model on each site of a square lattice, and its corresponding PTB. </text:span><text:span text:style-name="T42">To get the value of the local Chern number in the bulk of the system (to remove the edge effects), we draw a line through the middle of the lattice and calculate the local Chern number on the sites </text:span><text:span text:style-name="T43">along</text:span><text:span text:style-name="T42"> this line. </text:span><text:span text:style-name="T43">Similarly, for the calculation of the local Chern number on PTB, we draw a line going through the middle of the brane, and calculate the local Chern number of the projected Hamiltonian on the sites closest to that line.</text:span></text:p>
      <text:p text:style-name="P39"/>
      <text:p text:style-name="P19"><text:span text:style-name="T82">Local_Chern_Number/Local_Chern_Number_QAHI.nb</text:span><text:span text:style-name="T39"> – Implements Local Chern Number of the </text:span><text:span text:style-name="T49">spinless </text:span><text:span text:style-name="T39">BHZ model on a square lattice and exports the values to </text:span><text:span text:style-name="T92">Local_Chern_Number/data</text:span><text:span text:style-name="T39">.</text:span></text:p>
      <text:p text:style-name="P40"/>
      <text:p text:style-name="P19"><text:span text:style-name="T82">Local_Chern_Number/Make_Plots_Local_Chern_Number_squarelattice.nb</text:span><text:span text:style-name="T39"> – Imports the values of the local Chern number from the dat files in <text:s/></text:span><text:span text:style-name="T92">Local_Chern_Number/data</text:span><text:span text:style-name="T39">, and plots the local Chern Number of the square lattice along a line going through the middle of the lattice.</text:span></text:p>
      <text:p text:style-name="P19"/>
      <text:p text:style-name="P20"><text:span text:style-name="T82">Local_Chern_Number/Local_Chern_Number_QAHI_projected_Brane.nb</text:span><text:span text:style-name="T39"> – Implements Local Chern Number of the </text:span><text:span text:style-name="T49">spinless </text:span><text:span text:style-name="T39">BHZ model on </text:span><text:span text:style-name="T44">PTB</text:span><text:span text:style-name="T39"> and exports the values to </text:span><text:span text:style-name="T92">Local_Chern_Number/data</text:span><text:span text:style-name="T93">PTB</text:span><text:span text:style-name="T39">.</text:span></text:p>
      <text:p text:style-name="P41"/>
      <text:p text:style-name="P21"><text:span text:style-name="T82">Local_Chern_Number/Make_Plots_Local_Chern_Number_projected_Brane.</text:span><text:span text:style-name="T83">nb</text:span><text:span text:style-name="T39"> – Imports the values of the local Chern number from the dat files in </text:span><text:span text:style-name="T92">Local_Chern_Number/data</text:span><text:span text:style-name="T94">PTB</text:span><text:span text:style-name="T39">, and plots the local Chern Number of the </text:span><text:span text:style-name="T45">PTB</text:span><text:span text:style-name="T39"> along a line going through the middle of the </text:span><text:span text:style-name="T45">brane</text:span><text:span text:style-name="T39">.</text:span></text:p>
      <text:p text:style-name="P42"/>
      <text:p text:style-name="P42"/>
      <text:p text:style-name="P42"/>
      <text:p text:style-name="P16"><text:span text:style-name="T57">4</text:span><text:span text:style-name="T55">. </text:span><text:span text:style-name="T56">Weyl Semimetal (WSM)</text:span><text:span text:style-name="T39"> – </text:span><text:span text:style-name="T46">We have implemented the Weyl Semimetal on a 3D lattice as well as </text:span><text:span text:style-name="T47">on </text:span><text:span text:style-name="T46">its projected branes. </text:span><text:span text:style-name="T47">We have also taken the momentum in one direction (along z axis) to be a good quantum number, and implemented Fermi Arcs, on the parent system, as well as on the projected brane.</text:span></text:p>
      <text:p text:style-name="P43"/>
      <text:p text:style-name="P22"><text:span text:style-name="T82">WSM/WSM_SquareLattice_BandStructure_PTB.nb</text:span><text:span text:style-name="T39"> – Generates the band structure of WSM on a PTB, treating the momentum along the z direction as a good quantum number.</text:span></text:p>
      <text:p text:style-name="P44"/>
      <text:p text:style-name="P23"><text:span text:style-name="T82">WSM/WSM_3D_real_space_PTB.nb</text:span><text:span text:style-name="T39"> – Generates Fermi Arc in effectively two dimensional PTB, where the parent Hamiltonian is plotted in three dimensional (real) space. </text:span><text:span text:style-name="T48">The dat files are stored in </text:span><text:span text:style-name="T90">WSM/RealSpaceFermiArcPlot</text:span><text:span text:style-name="T91">s/.</text:span></text:p>
      <text:p text:style-name="P35"/>
      <text:p text:style-name="P27"><text:span text:style-name="T84">W</text:span><text:span text:style-name="T82">SM/WSM_momentum_space_Fermi_Arc_parent_lattice.nb</text:span><text:span text:style-name="T89"> </text:span><text:span text:style-name="T23">– </text:span><text:bookmark-start text:name="__DdeLink__31_256609354"/><text:span text:style-name="T24">Implements the Hamiltonian in real space along x and y axis, while treating the</text:span><text:span text:style-name="T19"> momentum along the z axis </text:span><text:span text:style-name="T24">as</text:span><text:span text:style-name="T19"> a good quantum number. </text:span><text:span text:style-name="T25">Fermi Arc states are obtained when </text:span><text:span text:style-name="T100">- </text:span><text:span text:style-name="T101">π</text:span><text:span text:style-name="T117">/</text:span><text:span text:style-name="T118">2</text:span><text:span text:style-name="T101"> &lt; </text:span><text:span text:style-name="T113">k</text:span><text:span text:style-name="T111">z </text:span><text:span text:style-name="T101">&lt; π</text:span><text:span text:style-name="T117">/</text:span><text:span text:style-name="T118">2</text:span><text:span text:style-name="T101">.</text:span><text:bookmark-end text:name="__DdeLink__31_256609354"/></text:p>
      <text:p text:style-name="P55"/>
      <text:p text:style-name="P26"><text:span text:style-name="T82">WSM/WSM_momentum_space_Fermi_Arc_PTB.nb</text:span><text:span text:style-name="T89"> </text:span><text:span text:style-name="T23">– </text:span><text:span text:style-name="T24">Implements the Hamiltonian in real space along x and y axis, while treating the</text:span><text:span text:style-name="T19"> momentum along the z axis </text:span><text:span text:style-name="T24">as</text:span><text:span text:style-name="T19"> a good quantum number. </text:span><text:span text:style-name="T26">Then the Hamiltonian is projected on a brane. </text:span><text:span text:style-name="T25">Fermi Arc states </text:span><text:span text:style-name="T26">of the projected Hamiltonian</text:span><text:span text:style-name="T25"> are obtained when </text:span></text:p>
      <text:p text:style-name="P27"><text:span text:style-name="T100">-</text:span><text:span text:style-name="T101">π</text:span><text:span text:style-name="T117">/</text:span><text:span text:style-name="T118">2</text:span><text:span text:style-name="T101"> &lt; </text:span><text:bookmark-start text:name="__DdeLink__148_256609354"/><text:span text:style-name="T113">k</text:span><text:span text:style-name="T111">z</text:span><text:span text:style-name="T101"> </text:span><text:bookmark-end text:name="__DdeLink__148_256609354"/><text:span text:style-name="T101">&lt; π</text:span><text:span text:style-name="T117">/</text:span><text:span text:style-name="T118">2</text:span><text:span text:style-name="T101">. </text:span><text:span text:style-name="T68">Although the system is effectively 2D (one direction in real space, and the z direction is implemented in momentum space), it continues to show </text:span><text:span text:style-name="T70">Dirac</text:span><text:span text:style-name="T68"> Points with linear band touching. T</text:span><text:span text:style-name="T59">he resulting .dat files are exported to </text:span><text:span text:style-name="T104">WSM/MomentumSpaceFermiArcPlots</text:span><text:span text:style-name="T60">.</text:span></text:p>
      <text:p text:style-name="P46"/>
      <text:p text:style-name="P24"><text:soft-page-break/><text:span text:style-name="T84">WSM/MomentumSpaceFermiArcPlots/MomentumSpaceFermiArcPlots.</text:span><text:span text:style-name="T85">nb</text:span><text:span text:style-name="T22"> </text:span><text:span text:style-name="T19">– </text:span><text:span text:style-name="T27">Generates momentum space Fermi Arc plots from the dat files in <text:s/></text:span><text:span text:style-name="T105">WSM/MomentumSpaceFermiArcPlots.</text:span></text:p>
      <text:p text:style-name="P32"/>
      <text:p text:style-name="P25"><text:span text:style-name="T106">WSM/RealSpaceFermiArcPlots/RealSpaceFermiArcs.</text:span><text:span text:style-name="T107">nb</text:span><text:span text:style-name="T60"> </text:span><text:span text:style-name="T61">– </text:span><text:span text:style-name="T62">Generates </text:span><text:span text:style-name="T63">real</text:span><text:span text:style-name="T62"> space Fermi Arc plots </text:span><text:span text:style-name="T64">for PTB (where the x-y plane is projected to a brane, whereas </text:span><text:span text:style-name="T113">k</text:span><text:span text:style-name="T111">z</text:span><text:span text:style-name="T101"> </text:span><text:span text:style-name="T64">remains a good quantum number)</text:span><text:span text:style-name="T62"> from the dat files in <text:s/></text:span><text:span text:style-name="T105">WSM/RealSpaceFermiArcs.</text:span></text:p>
      <text:p text:style-name="P48"/>
      <text:p text:style-name="P47"/>
      <text:p text:style-name="P47"/>
      <text:p text:style-name="P17"><text:span text:style-name="T58">5</text:span><text:span text:style-name="T55">. </text:span><text:span text:style-name="T58">Landau Levels</text:span><text:span text:style-name="T39"> –</text:span></text:p>
      <text:p text:style-name="P45"/>
      <text:p text:style-name="P28"><text:span text:style-name="T77">Landau_Levels/MagneticField_SquareLattice_QAHI.nb</text:span><text:span text:style-name="T72"> </text:span><text:span text:style-name="T61">– </text:span><text:span text:style-name="T65">We take the same model of WSM, but introduce a constant magnetic field in the z direction. The magnetic field is realized by the standard Peierls substitution, </text:span><text:span text:style-name="T69">where the hopping amplitudes gain an appropriate phase factor</text:span><text:span text:style-name="T65">. <text:s/>The Hamiltonian is implemented in real space along the x and y axes, whereas the momentum along the z axis is treated as a good quantum number. As the band-structure is plotted against </text:span><text:span text:style-name="T113">k</text:span><text:span text:style-name="T111">z</text:span><text:span text:style-name="T110"> </text:span><text:span text:style-name="T65">, the lowest Landau levels can be </text:span><text:span text:style-name="T66">visualized</text:span><text:span text:style-name="T65">. </text:span></text:p>
      <text:p text:style-name="P49"/>
      <text:p text:style-name="P29"><text:span text:style-name="T108">Landau_Levels/MagneticField_SquareLattice_QAHI_PTB.nb</text:span> <text:span text:style-name="T61">– </text:span><text:span text:style-name="T66">The same as above, but the Hamiltonian (previously implemented in real space in the x-y plane) is now projected to a brane in the x-y plane, whereas </text:span><text:span text:style-name="T113">k</text:span><text:span text:style-name="T111">z</text:span><text:span text:style-name="T66"> remains a good quantum number. </text:span><text:span text:style-name="T67">The lowest Landau levels can still be visualized </text:span><text:span text:style-name="T71">(shown in red in the plot)</text:span><text:span text:style-name="T67">.</text:span></text:p>
      <text:p text:style-name="P50"/>
      <text:p text:style-name="P50"/>
      <text:p text:style-name="P51"/>
      <text:p text:style-name="P18"><text:span text:style-name="T58">6</text:span><text:span text:style-name="T55">. </text:span><text:span text:style-name="T58">Chiral Anomaly</text:span><text:span text:style-name="T39"> – </text:span></text:p>
      <text:p text:style-name="P56"/>
      <text:p text:style-name="P31"><text:span text:style-name="T120">C</text:span><text:span text:style-name="T119">hiral_Anomaly/ChiralAnomaly_PTB.nb</text:span><text:span text:style-name="T86"> </text:span><text:span text:style-name="T28">– </text:span><text:span text:style-name="T29">We introduce a </text:span><text:span text:style-name="T30">singular magnetic flux tube in the center of the </text:span><text:span text:style-name="T31">projected brane</text:span><text:span text:style-name="T30">, and </text:span><text:span text:style-name="T31">calculate the accumulated charge around it. </text:span><text:span text:style-name="T34">Here, the Hamiltonian is implemented on real space along the x-y plane, and </text:span><text:span text:style-name="T113">k</text:span><text:span text:style-name="T111">z</text:span><text:span text:style-name="T112"> </text:span><text:span text:style-name="T34">is taken to be a good quantum number. The calculation is done for several values of </text:span><text:span text:style-name="T113">k</text:span><text:span text:style-name="T111">z</text:span><text:span text:style-name="T112"> </text:span><text:span text:style-name="T34">uniformly chosen from </text:span><text:span text:style-name="T103">(-</text:span><text:span text:style-name="T101">π</text:span><text:bookmark text:name="__DdeLink__148_2566093541"/><text:span text:style-name="T101">,π</text:span><text:span text:style-name="T114">)</text:span><text:span text:style-name="T34">, </text:span><text:span text:style-name="T35">and the resulting value </text:span><text:span text:style-name="T36">of the accumulated charge </text:span><text:span text:style-name="T35">is averaged over all values of </text:span><text:span text:style-name="T113">k</text:span><text:span text:style-name="T111">z</text:span><text:span text:style-name="T35">. </text:span><text:span text:style-name="T34">T</text:span><text:span text:style-name="T32">his calculation is repeated </text:span><text:span text:style-name="T37">after</text:span><text:span text:style-name="T32"> changing the value of the magnetic field</text:span><text:span text:style-name="T31">.</text:span></text:p>
      <text:p text:style-name="P52"/>
      <text:p text:style-name="P30"><text:span text:style-name="T81">C</text:span><text:span text:style-name="T77">hiral_Anomaly/ChiralAnomaly_PTB.nb</text:span><text:span text:style-name="T86"> - </text:span><text:span text:style-name="T31">The </text:span><text:span text:style-name="T32">data (generated by </text:span><text:span text:style-name="T86">ChiralAnomaly_PTB.nb</text:span><text:span text:style-name="T32">) for the excess charge and the magnetic field is manually collected in</text:span><text:span text:style-name="T31"> </text:span><text:span text:style-name="T32">this notebook. </text:span><text:span text:style-name="T33">The excess charge is </text:span><text:span text:style-name="T31">plotted against the magnetic flux (in the units of the magnetic flux </text:span><text:span text:style-name="T38">quantum</text:span><text:span text:style-name="T31">), </text:span><text:span text:style-name="T33">for both rational and irrational slopes of the brane</text:span><text:span text:style-name="T31">. Finally, the slope of the resulting plot is compared against the theoretical value, </text:span><text:span text:style-name="T101">π</text:span><text:span text:style-name="T115">/</text:span><text:span text:style-name="T116">2</text:span><text:span text:style-name="T10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ath" svg:font-family="'Latin Modern Math'" style:font-pitch="variable"/>
    <style:font-face style:name="Latin Modern Roman" svg:font-family="'Latin Modern Rom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21:29:58.602561625</meta:creation-date>
    <dc:date>2022-07-18T00:57:27.924349614</dc:date>
    <meta:editing-duration>PT2H14M53S</meta:editing-duration>
    <meta:editing-cycles>95</meta:editing-cycles>
    <meta:generator>LibreOffice/7.3.4.2$Linux_X86_64 LibreOffice_project/30$Build-2</meta:generator>
    <meta:document-statistic meta:table-count="0" meta:image-count="0" meta:object-count="0" meta:page-count="3" meta:paragraph-count="33" meta:word-count="1021" meta:character-count="7139" meta:non-whitespace-character-count="6120"/>
  </office:meta>
</office:document-meta>
</file>